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16af"/>
    </style:style>
    <style:style style:name="P2" style:family="paragraph" style:parent-style-name="Standard">
      <style:text-properties officeooo:rsid="000816af" officeooo:paragraph-rsid="000816af"/>
    </style:style>
    <style:style style:name="P3" style:family="paragraph" style:parent-style-name="Standard">
      <style:text-properties officeooo:rsid="000816af" officeooo:paragraph-rsid="0009f1c6"/>
    </style:style>
    <style:style style:name="P4" style:family="paragraph" style:parent-style-name="Standard">
      <style:text-properties officeooo:rsid="000816af" officeooo:paragraph-rsid="000c2c20"/>
    </style:style>
    <style:style style:name="P5" style:family="paragraph" style:parent-style-name="Standard">
      <style:text-properties officeooo:paragraph-rsid="0009f1c6"/>
    </style:style>
    <style:style style:name="P6" style:family="paragraph" style:parent-style-name="Standard">
      <style:text-properties officeooo:paragraph-rsid="0010488a"/>
    </style:style>
    <style:style style:name="P7" style:family="paragraph" style:parent-style-name="Standard">
      <style:text-properties officeooo:rsid="000816af" officeooo:paragraph-rsid="000816af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7bea7" officeooo:paragraph-rsid="0017bea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0816af" officeooo:paragraph-rsid="000816af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bold" officeooo:rsid="000b4327" officeooo:paragraph-rsid="000b4327" style:font-style-asian="italic" style:font-weight-asian="bold" style:font-style-complex="italic" style:font-weight-complex="bold"/>
    </style:style>
    <style:style style:name="T1" style:family="text">
      <style:text-properties officeooo:rsid="0004ac74"/>
    </style:style>
    <style:style style:name="T2" style:family="text">
      <style:text-properties officeooo:rsid="0007f8be"/>
    </style:style>
    <style:style style:name="T3" style:family="text">
      <style:text-properties officeooo:rsid="0015eeb6"/>
    </style:style>
    <style:style style:name="T4" style:family="text">
      <style:text-properties officeooo:rsid="001918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 608 – Knowledge and Visual Analytics</text:p>
      <text:p text:style-name="P8">Final Project Proposal</text:p>
      <text:p text:style-name="P8">John Grando</text:p>
      <text:p text:style-name="P2"/>
      <text:p text:style-name="P9">Data Background:</text:p>
      <text:p text:style-name="P2"/>
      <text:p text:style-name="P1"><text:span text:style-name="T1">New York City has enacted a Greener, Greater Buildings Plan in an attempt to meet aggressive sustainability goals. <text:s/>One of the regulations enacted, Local Law 84 (</text:span><text:a xlink:type="simple" xlink:href="http://www.nyc.gov/html/gbee/html/plan/ll84.shtml" text:style-name="Internet_20_link" text:visited-style-name="Visited_20_Internet_20_Link"><text:span text:style-name="T1">http://www.nyc.gov/html/gbee/html/plan/ll84.shtml</text:span></text:a><text:span text:style-name="T1">), requires owners of large buildings to annually measure their energy and water consumption in a process called benchmarking. <text:s/>This data is then made publicly available (</text:span><text:a xlink:type="simple" xlink:href="http://www.nyc.gov/html/gbee/html/plan/ll84_scores.shtml" text:style-name="Internet_20_link" text:visited-style-name="Visited_20_Internet_20_Link"><text:span text:style-name="T1">http://www.nyc.gov/html/gbee/html/plan/ll84_scores.shtml</text:span></text:a><text:span text:style-name="T1">) and provides a massive amount of information about the energy use profile within New York City. <text:s/>The Benchmarking reports, which are created from this data, show multiple visualizations. <text:s/>Additionally, there is access to open this information directly to opendata or plotly. <text:s/></text:span></text:p>
      <text:p text:style-name="P1"/>
      <text:p text:style-name="P9">Issue:</text:p>
      <text:p text:style-name="P2"/>
      <text:p text:style-name="P4">The benchmarking reports are static representations of the information and there are not any <text:span text:style-name="T3">easily accesible</text:span> links to dynamic visualizations. <text:s/>Given the complex multi-level data being provided to the public, it seems like it would be very difficult to provide users with the specific information they are seeking <text:span text:style-name="T3">to suit their purposes</text:span>. <text:s/>Interactive charts provide users access to view information in different ways through their own control. <text:s/>Additionally, they allow for people to view information changing over time, easily switching between scenarios.</text:p>
      <text:p text:style-name="P5"/>
      <text:p text:style-name="P3">Also, one of the fundamental reasons for encouraging people to monitor their energy and water consumption is that the knowledge, <text:span text:style-name="T3">especially public knowledge,</text:span> of this use will propagate reduction. <text:s/>By providing visualizations that show outlying consumption values using locational data (e.g. geospatially), specific building energy consumption, provided in a more detailed manner, will hopefully foster more detailed investigations of high energy users.</text:p>
      <text:p text:style-name="P5"/>
      <text:p text:style-name="P10">Proposed Solution:</text:p>
      <text:p text:style-name="P1"/>
      <text:p text:style-name="P6"><text:span text:style-name="T1">I propose to create interactive charts which allow users to view energy use, and energy use intensity (energy per square foot) for the New York City area. <text:s/>These visualizations will enable users to filter information to fit their more specific needs as well as provide more granular detailed results than what is currently available. <text:s/>It is intended to incorporate geospatial data using the </text:span>PLUTO dataset put out by New York City's department of city planning, <text:span text:style-name="T2">as presented in module 2 of this course (https://www1.nyc.gov/site/planning/data-maps/open-data/dwn-pluto-mappluto.pag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4:13:14.445038470</meta:creation-date>
    <dc:date>2018-03-25T21:03:50.044704432</dc:date>
    <meta:editing-duration>PT9H26M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38" meta:character-count="2420" meta:non-whitespace-character-count="2079"/>
  </office:meta>
</office:document-meta>
</file>